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14c8" officeooo:paragraph-rsid="001914c8"/>
    </style:style>
    <style:style style:name="P2" style:family="paragraph" style:parent-style-name="Standard">
      <style:paragraph-properties fo:text-align="start" style:justify-single-word="false"/>
      <style:text-properties officeooo:rsid="001914c8" officeooo:paragraph-rsid="001914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er Manual</text:p>
      <text:p text:style-name="P1">Class Pen</text:p>
      <text:p text:style-name="P2">1.<text:tab/>Problem Description</text:p>
      <text:p text:style-name="P2"><text:tab/>A Pen object represents a pen held by the turtle which it can draw on the board with</text:p>
      <text:p text:style-name="P2"/>
      <text:p text:style-name="P2">2.<text:tab/>Class Pen</text:p>
      <text:p text:style-name="P2"><text:tab/>The Pen class consists of a character which represents the brush stroke of the pen which is drawn onto the board, and a boolean determining whether the pen is up or down.</text:p>
      <text:p text:style-name="P2"/>
      <text:p text:style-name="P2"><text:tab/>Private data members:</text:p>
      <text:p text:style-name="P2"><text:tab/><text:tab/>bool isDown<text:tab/> <text:tab/><text:tab/>true of pen is down, false if pen is up</text:p>
      <text:p text:style-name="P2"><text:tab/><text:tab/>char drawChar<text:tab/><text:tab/>the character to be drawn</text:p>
      <text:p text:style-name="P2"/>
      <text:p text:style-name="P2"><text:tab/>Public member functions:</text:p>
      <text:p text:style-name="P2"><text:tab/><text:tab/>Pen()<text:tab/><text:tab/><text:tab/><text:tab/>Constructor for a Pen object</text:p>
      <text:p text:style-name="P2"><text:tab/><text:tab/>togglePenPosition<text:tab/><text:tab/>sets the pen up or down</text:p>
      <text:p text:style-name="P2"><text:tab/><text:tab/>getPenPosition<text:tab/><text:tab/>returns whether the pen is up or down</text:p>
      <text:p text:style-name="P2"><text:tab/><text:tab/>getBrush<text:tab/><text:tab/><text:tab/>returns the brush to draw with</text:p>
      <text:p text:style-name="P2"/>
      <text:p text:style-name="P2">3.<text:tab/>High Level Program Solution</text:p>
      <text:p text:style-name="P2"><text:tab/>Pen()</text:p>
      <text:p text:style-name="P2"><text:tab/><text:tab/>Initializes isDown to false, setting the pen's position as up</text:p>
      <text:p text:style-name="P2"><text:tab/><text:tab/>Initializes drawChar to 'O' as a default value to draw with</text:p>
      <text:p text:style-name="P2"/>
      <text:p text:style-name="P2"><text:tab/>togglePenPosition()</text:p>
      <text:p text:style-name="P2"><text:tab/><text:tab/>Toggles the pen up or down</text:p>
      <text:p text:style-name="P2"><text:tab/><text:tab/><text:tab/>If isDown is false, set it to true</text:p>
      <text:p text:style-name="P2"><text:tab/><text:tab/><text:tab/>Otherwise, set it to false</text:p>
      <text:p text:style-name="P2"/>
      <text:p text:style-name="P2"><text:tab/>getPenPosition()</text:p>
      <text:p text:style-name="P2"><text:tab/><text:tab/>Returns true or false if the pen is down or up respectively</text:p>
      <text:p text:style-name="P2"/>
      <text:p text:style-name="P2"><text:tab/>getBrush()</text:p>
      <text:p text:style-name="P2"><text:tab/><text:tab/>IN: selection<text:tab/><text:tab/><text:tab/>the number of the brush to use</text:p>
      <text:p text:style-name="P2"/>
      <text:p text:style-name="P2"><text:tab/><text:tab/>If selection is 1, drawChar is 'O'</text:p>
      <text:p text:style-name="P2"><text:tab/><text:tab/>If selection is 2, drawChar is '*'</text:p>
      <text:p text:style-name="P2"><text:tab/><text:tab/>If selection is 3, drawChar is '&amp;'</text:p>
      <text:p text:style-name="P2"><text:tab/><text:tab/>If selection is 4, drawChar is '%'</text:p>
      <text:p text:style-name="P2"><text:tab/><text:tab/>Otherwise, return 1 to signify fail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8:28:07.905000000</meta:creation-date>
    <dc:date>2018-10-14T18:35:24.554000000</dc:date>
    <meta:editing-duration>PT7M16S</meta:editing-duration>
    <meta:editing-cycles>1</meta:editing-cycles>
    <meta:document-statistic meta:table-count="0" meta:image-count="0" meta:object-count="0" meta:page-count="1" meta:paragraph-count="31" meta:word-count="218" meta:character-count="1237" meta:non-whitespace-character-count="991"/>
    <meta:generator>LibreOffice/4.4.4.3$Windows_x86 LibreOffice_project/2c39ebcf046445232b798108aa8a7e7d89552ea8</meta:generator>
  </office:meta>
</office:document-meta>
</file>